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8000014170000137B6BBDBFDA93B580CA.svm" manifest:media-type="image/x-svm"/>
  <manifest:file-entry manifest:full-path="Pictures/10000200000000F3000000EC09461F0F8B149B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14cm" svg:height="18.923cm" svg:x="1cm" svg:y="1cm">
          <draw:image xlink:href="Pictures/20000008000014170000137B6BBDBFDA93B580CA.svm" xlink:type="simple" xlink:show="embed" xlink:actuate="onLoad">
            <text:p/>
          </draw:image>
          <draw:image xlink:href="Pictures/10000200000000F3000000EC09461F0F8B149B62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7.3$Windows_X86_64 LibreOffice_project/dc89aa7a9eabfd848af146d5086077aeed2ae4a5</meta:generator>
    <dc:date>2019-02-21T22:43:20.608000000</dc:date>
    <meta:editing-duration>PT46S</meta:editing-duration>
    <meta:editing-cycles>1</meta:editing-cycles>
    <meta:document-statistic meta:object-count="1"/>
  </office:meta>
</office:document-meta>
</file>